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5in" table:align="margins"/>
    </style:style>
    <style:style style:name="Table1.A" style:family="table-column">
      <style:table-column-properties style:column-width="7.25in" style:rel-column-width="65535*"/>
    </style:style>
    <style:style style:name="Table1.A1" style:family="table-cell">
      <style:table-cell-properties style:border-line-width-bottom="0.0104in 0.0014in 0.0208in" fo:padding="0.0382in" fo:border-left="none" fo:border-right="none" fo:border-top="none" fo:border-bottom="1pt double #000000"/>
    </style:style>
    <style:style style:name="Table2" style:family="table">
      <style:table-properties style:width="7.25in" table:align="margins"/>
    </style:style>
    <style:style style:name="Table2.A" style:family="table-column">
      <style:table-column-properties style:column-width="7.25in" style:rel-column-width="65535*"/>
    </style:style>
    <style:style style:name="Table2.A1" style:family="table-cell">
      <style:table-cell-properties style:border-line-width-top="0.0104in 0.0014in 0.0208in" fo:padding="0.0382in" fo:border-left="none" fo:border-right="none" fo:border-top="1pt double #000000" fo:border-bottom="none"/>
    </style:style>
    <style:style style:name="Table3" style:family="table">
      <style:table-properties style:width="7.25in" table:align="margins"/>
    </style:style>
    <style:style style:name="Table3.A" style:family="table-column">
      <style:table-column-properties style:column-width="7.25in" style:rel-column-width="65535*"/>
    </style:style>
    <style:style style:name="Table3.A1" style:family="table-cell">
      <style:table-cell-properties style:border-line-width-top="0.0104in 0.0014in 0.0208in" fo:padding="0.0382in" fo:border-left="none" fo:border-right="none" fo:border-top="1pt double #000000" fo:border-bottom="none"/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style:border-line-width-top="0.0104in 0.0014in 0.0208in" fo:padding="0.0382in" fo:border-left="none" fo:border-right="none" fo:border-top="1pt double #000000" fo:border-bottom="none"/>
    </style:style>
    <style:style style:name="P1" style:family="paragraph" style:parent-style-name="Preformatted_20_Text">
      <style:text-properties fo:font-size="24pt" fo:font-weight="bold" officeooo:rsid="001e7ad2" officeooo:paragraph-rsid="001e7ad2" style:font-size-asian="21pt" style:font-weight-asian="bold" style:font-size-complex="24pt" style:font-weight-complex="bold"/>
    </style:style>
    <style:style style:name="P2" style:family="paragraph" style:parent-style-name="Preformatted_20_Text">
      <style:text-properties fo:font-size="12pt" fo:font-weight="normal" officeooo:rsid="001e7ad2" officeooo:paragraph-rsid="001e7ad2" style:font-size-asian="10.5pt" style:font-weight-asian="normal" style:font-size-complex="12pt" style:font-weight-complex="normal"/>
    </style:style>
    <style:style style:name="P3" style:family="paragraph" style:parent-style-name="Preformatted_20_Text" style:list-style-name="L1">
      <style:text-properties fo:font-size="12pt" fo:font-weight="normal" officeooo:rsid="001e7ad2" officeooo:paragraph-rsid="001e7ad2" style:font-size-asian="10.5pt" style:font-weight-asian="normal" style:font-size-complex="12pt" style:font-weight-complex="normal"/>
    </style:style>
    <style:style style:name="P4" style:family="paragraph" style:parent-style-name="Preformatted_20_Text">
      <style:text-properties fo:font-size="12pt" fo:font-weight="normal" officeooo:rsid="001e7ad2" officeooo:paragraph-rsid="001eacde" style:font-size-asian="10.5pt" style:font-weight-asian="normal" style:font-size-complex="12pt" style:font-weight-complex="normal"/>
    </style:style>
    <style:style style:name="P5" style:family="paragraph" style:parent-style-name="Preformatted_20_Text" style:list-style-name="L1">
      <style:text-properties fo:font-size="12pt" fo:font-weight="normal" officeooo:rsid="001e9080" officeooo:paragraph-rsid="001e9080" style:font-size-asian="10.5pt" style:font-weight-asian="normal" style:font-size-complex="12pt" style:font-weight-complex="normal"/>
    </style:style>
    <style:style style:name="P6" style:family="paragraph" style:parent-style-name="Preformatted_20_Text" style:list-style-name="L1">
      <style:text-properties fo:font-size="12pt" fo:font-weight="normal" officeooo:rsid="001eacde" officeooo:paragraph-rsid="001eacde" style:font-size-asian="10.5pt" style:font-weight-asian="normal" style:font-size-complex="12pt" style:font-weight-complex="normal"/>
    </style:style>
    <style:style style:name="P7" style:family="paragraph" style:parent-style-name="Preformatted_20_Text">
      <style:text-properties fo:font-size="12pt" fo:font-weight="normal" officeooo:rsid="001eacde" officeooo:paragraph-rsid="001eacde" style:font-size-asian="10.5pt" style:font-weight-asian="normal" style:font-size-complex="12pt" style:font-weight-complex="normal"/>
    </style:style>
    <style:style style:name="P8" style:family="paragraph" style:parent-style-name="Preformatted_20_Text" style:list-style-name="L1">
      <style:text-properties fo:font-size="15pt" fo:font-weight="bold" officeooo:rsid="001eacde" officeooo:paragraph-rsid="001eacde" style:font-size-asian="15pt" style:font-weight-asian="bold" style:font-size-complex="15pt" style:font-weight-complex="bold"/>
    </style:style>
    <style:style style:name="P9" style:family="paragraph" style:parent-style-name="Preformatted_20_Text" style:list-style-name="L1">
      <style:text-properties fo:font-size="15pt" fo:font-weight="bold" officeooo:rsid="001e9080" officeooo:paragraph-rsid="001e9080" style:font-size-asian="15pt" style:font-weight-asian="bold" style:font-size-complex="15pt" style:font-weight-complex="bold"/>
    </style:style>
    <style:style style:name="P10" style:family="paragraph" style:parent-style-name="Preformatted_20_Text" style:list-style-name="L1">
      <style:text-properties fo:font-size="15pt" fo:font-weight="bold" officeooo:rsid="001e7ad2" officeooo:paragraph-rsid="001e7ad2" style:font-size-asian="15pt" style:font-weight-asian="bold" style:font-size-complex="15pt" style:font-weight-complex="bold"/>
    </style:style>
    <style:style style:name="P11" style:family="paragraph" style:parent-style-name="Table_20_Contents">
      <style:text-properties style:font-name="Liberation Mono" fo:font-size="12pt" style:font-name-asian="Nimbus Mono L" style:font-size-asian="10.5pt" style:font-name-complex="Liberation Mono" style:font-size-complex="12pt"/>
    </style:style>
    <style:style style:name="P12" style:family="paragraph" style:parent-style-name="Table_20_Contents">
      <style:text-properties style:font-name="Liberation Mono" fo:font-size="12pt" officeooo:paragraph-rsid="001eacde" style:font-name-asian="Nimbus Mono L" style:font-size-asian="10.5pt" style:font-name-complex="Liberation Mono" style:font-size-complex="12pt"/>
    </style:style>
    <style:style style:name="T1" style:family="text">
      <style:text-properties officeooo:rsid="001eacde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" style:family="text">
      <style:text-properties style:text-line-through-style="none" style:text-line-through-type="none" fo:font-size="13pt" style:text-underline-style="solid" style:text-underline-width="auto" style:text-underline-color="font-color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Task List <text:span text:style-name="T1">(To V2.0)</text:span></text:p>
          </table:table-cell>
        </table:table-row>
      </table:table>
      <text:p text:style-name="P2"/>
      <text:list xml:id="list5361454966832227516" text:style-name="L1">
        <text:list-item>
          <text:p text:style-name="P10">Andrei</text:p>
          <text:list>
            <text:list-item>
              <text:p text:style-name="P3"><text:span text:style-name="T4">Primary Task 1</text:span> – Finish Weapon System (DUE <text:span text:style-name="T1">ALPHA</text:span>)</text:p>
              <text:list>
                <text:list-item>
                  <text:p text:style-name="P3">Complete whatever you need to complete in the weapon system that you started working on. Make sure the interface is well abstracted.</text:p>
                </text:list-item>
              </text:list>
            </text:list-item>
            <text:list-item>
              <text:p text:style-name="P3"><text:span text:style-name="T4">Primary Task 2</text:span> – Implement Basic Weapon <text:span text:style-name="T1">Spreads</text:span> (DUE <text:span text:style-name="T1">ALPHA</text:span>)</text:p>
              <text:list>
                <text:list-item>
                  <text:p text:style-name="P3">Use the weapon system you created to implement some basic spread weapons for Alpha presentation. Aim for completion of the following:</text:p>
                  <text:p text:style-name="P3"><text:s text:c="26"/>||</text:p>
                  <text:list>
                    <text:list-item>
                      <text:p text:style-name="P3">Dual Forward Guns <text:s/>Ex: <text:s/>^</text:p>
                      <text:p text:style-name="P3"/>
                      <text:p text:style-name="P3"><text:s text:c="23"/>\|/</text:p>
                    </text:list-item>
                    <text:list-item>
                      <text:p text:style-name="P3">3 – Spread <text:s text:c="8"/>Ex: <text:s/>^</text:p>
                    </text:list-item>
                    <text:list-item>
                      <text:p text:style-name="P3">5 – Spread (Similar to 3 – Spread)</text:p>
                      <text:p text:style-name="P3"/>
                    </text:list-item>
                  </text:list>
                </text:list-item>
              </text:list>
            </text:list-item>
            <text:list-item>
              <text:p text:style-name="P3"><text:span text:style-name="T4">Secondary Task 1</text:span> – Implement Gameplay Music</text:p>
              <text:list>
                <text:list-item>
                  <text:p text:style-name="P3">Create and integrate a track that we can play during the main gameplay of our game.</text:p>
                </text:list-item>
              </text:list>
            </text:list-item>
          </text:list>
        </text:list-item>
      </text:list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/>
          </table:table-cell>
        </table:table-row>
      </table:table>
      <text:p text:style-name="P7"/>
      <text:list xml:id="list82143433697820" text:continue-numbering="true" text:style-name="L1">
        <text:list-item>
          <text:p text:style-name="P9">Damien</text:p>
          <text:list>
            <text:list-item>
              <text:p text:style-name="P5"><text:span text:style-name="T10">Primary Task 1</text:span> – Implement Level Generation System (DUE ALPHA)</text:p>
              <text:list>
                <text:list-item>
                  <text:p text:style-name="P5">Complete system for randomly placing spawners/enemies based on the following factors.</text:p>
                  <text:list>
                    <text:list-item>
                      <text:p text:style-name="P5">Current Difficulty (Implemented Late<text:span text:style-name="T1">r</text:span> On)</text:p>
                    </text:list-item>
                    <text:list-item>
                      <text:p text:style-name="P5">Current Progression</text:p>
                    </text:list-item>
                  </text:list>
                </text:list-item>
                <text:list-item>
                  <text:p text:style-name="P5">The system will, for the moment,spawn enemies. However once spa<text:span text:style-name="T1">w</text:span>ners have been implemented, the<text:span text:style-name="T1">y</text:span> will be placed instead.</text:p>
                </text:list-item>
              </text:list>
            </text:list-item>
            <text:list-item>
              <text:p text:style-name="P6"><text:span text:style-name="T4">Secondary Task 1</text:span> -Implement Pickups System</text:p>
              <text:list>
                <text:list-item>
                  <text:p text:style-name="P6">Implement various pick up items that will grant the player certain bonuses or advantages. The following pickups should exist at the time of the systems completion:</text:p>
                  <text:list>
                    <text:list-item>
                      <text:p text:style-name="P6">Health</text:p>
                    </text:list-item>
                    <text:list-item>
                      <text:p text:style-name="P6">Bomb/Death Head (Design Director Approval Needed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12"/>
          </table:table-cell>
        </table:table-row>
      </table:table>
      <text:p text:style-name="P7"/>
      <text:list xml:id="list82143326724010" text:continue-numbering="true" text:style-name="L1">
        <text:list-header>
          <text:p text:style-name="P6"/>
          <text:p text:style-name="P6"/>
          <text:p text:style-name="P6"/>
        </text:list-header>
      </text:list>
      <text:p text:style-name="P7"><text:soft-page-break/></text:p>
      <text:list xml:id="list82144353523085" text:continue-numbering="true" text:style-name="L1">
        <text:list-item>
          <text:p text:style-name="P8">Sarah</text:p>
          <text:list>
            <text:list-item>
              <text:p text:style-name="P6"><text:span text:style-name="T4">Primary Task 1</text:span> – Implement Enemy Spawners</text:p>
              <text:list>
                <text:list-item>
                  <text:p text:style-name="P6">Notes: The spawners need to be objects that Damien can place in level generation. The object should have parameters like:</text:p>
                  <text:list>
                    <text:list-item>
                      <text:p text:style-name="P6">Enemy Type Spawned</text:p>
                    </text:list-item>
                    <text:list-item>
                      <text:p text:style-name="P6">Frequency &amp; Frequency Counter</text:p>
                    </text:list-item>
                  </text:list>
                </text:list-item>
                <text:list-item>
                  <text:p text:style-name="P6">To be clear the spawner object will have all of its parameters inside the GameInstance struct. </text:p>
                </text:list-item>
                <text:list-item>
                  <text:p text:style-name="P6">The things you need to implement then are the following:</text:p>
                  <text:list>
                    <text:list-item>
                      <text:p text:style-name="P6">Set and Init functions for all spawner parameters</text:p>
                    </text:list-item>
                    <text:list-item>
                      <text:p text:style-name="P6">Speak to tech director regarding this implementation</text:p>
                    </text:list-item>
                  </text:list>
                </text:list-item>
              </text:list>
            </text:list-item>
            <text:list-item>
              <text:p text:style-name="P6"><text:span text:style-name="T4">Secondary Task 1</text:span> – Finish File IO System</text:p>
              <text:list>
                <text:list-item>
                  <text:p text:style-name="P6">Complete implementation on the read and write system that we will need to complete high score functionality.</text:p>
                </text:list-item>
              </text:list>
            </text:list-item>
          </text:list>
        </text:list-item>
      </text:list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12"/>
          </table:table-cell>
        </table:table-row>
      </table:table>
      <text:p text:style-name="P7"/>
      <text:list xml:id="list82142811652765" text:continue-numbering="true" text:style-name="L1">
        <text:list-header>
          <text:p text:style-name="P6"/>
        </text:list-header>
        <text:list-item>
          <text:p text:style-name="P8">Kacey</text:p>
          <text:list>
            <text:list-item>
              <text:p text:style-name="P6"><text:span text:style-name="T4">Primary Task 1</text:span> – Win Screen</text:p>
              <text:list>
                <text:list-item>
                  <text:p text:style-name="P6">Implement a game state to be displayed upon winning the game.</text:p>
                  <text:list>
                    <text:list-item>
                      <text:p text:style-name="P6">The screen should invoke a feeling of accomplishment</text:p>
                    </text:list-item>
                  </text:list>
                </text:list-item>
              </text:list>
            </text:list-item>
            <text:list-item>
              <text:p text:style-name="P6"><text:span text:style-name="T4">Primary Task 2</text:span> – Lose Screen</text:p>
              <text:list>
                <text:list-item>
                  <text:p text:style-name="P6">Implement a game state to be displayed upon losing the game.</text:p>
                  <text:list>
                    <text:list-item>
                      <text:p text:style-name="P6">The screen should encourage the player to keep trying. </text:p>
                    </text:list-item>
                  </text:list>
                </text:list-item>
              </text:list>
            </text:list-item>
            <text:list-item>
              <text:p text:style-name="P6"><text:span text:style-name="T4">Secondary Task 1</text:span> – Art Assets</text:p>
              <text:list>
                <text:list-item>
                  <text:p text:style-name="P6">We need the following art assets as soon as we can get them</text:p>
                  <text:list>
                    <text:list-item>
                      <text:p text:style-name="P6">Enemy Ship (Basic)</text:p>
                    </text:list-item>
                    <text:list-item>
                      <text:p text:style-name="P6">Bullets Enemy/Player – Aim for circular shape</text:p>
                    </text:list-item>
                    <text:list-item>
                      <text:p text:style-name="P6">Asteroids</text:p>
                    </text:list-item>
                    <text:list-item>
                      <text:p text:style-name="P6">Finish UI Elements</text:p>
                      <text:p text:style-name="P6"/>
                      <text:p text:style-name="P3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462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1T08:21:42.191714961</dc:date>
    <dc:creator>Abathur </dc:creator>
    <meta:editing-duration>PT9M26S</meta:editing-duration>
    <meta:editing-cycles>3</meta:editing-cycles>
    <meta:generator>LibreOffice/5.0.3.2$Linux_X86_64 LibreOffice_project/00m0$Build-2</meta:generator>
    <meta:document-statistic meta:table-count="4" meta:image-count="0" meta:object-count="0" meta:page-count="2" meta:paragraph-count="55" meta:word-count="423" meta:character-count="2389" meta:non-whitespace-character-count="1992"/>
  </office:meta>
</office:document-meta>
</file>